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aeb" officeooo:paragraph-rsid="000ccaeb"/>
    </style:style>
    <style:style style:name="P2" style:family="paragraph" style:parent-style-name="Standard">
      <style:paragraph-properties fo:text-align="start" style:justify-single-word="false"/>
      <style:text-properties officeooo:rsid="000d2ceb" officeooo:paragraph-rsid="000d2ceb"/>
    </style:style>
    <style:style style:name="P3" style:family="paragraph" style:parent-style-name="Standard">
      <style:paragraph-properties fo:text-align="start" style:justify-single-word="false"/>
      <style:text-properties officeooo:rsid="000ddcea" officeooo:paragraph-rsid="000ddcea"/>
    </style:style>
    <style:style style:name="P4" style:family="paragraph" style:parent-style-name="Standard">
      <style:paragraph-properties fo:text-align="start" style:justify-single-word="false"/>
      <style:text-properties officeooo:rsid="0018e2e5" officeooo:paragraph-rsid="0018e2e5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0ddcea" officeooo:paragraph-rsid="000e81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officeooo:rsid="000ddcea" officeooo:paragraph-rsid="0010d56c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12cb52" officeooo:paragraph-rsid="0012cb52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14b344" officeooo:paragraph-rsid="0014b3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rsid="00163c43" officeooo:paragraph-rsid="0017b08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rsid="0018e2e5" officeooo:paragraph-rsid="0018e2e5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text-align="start" style:justify-single-word="false"/>
      <style:text-properties officeooo:rsid="000ddcea" officeooo:paragraph-rsid="000e81ff"/>
    </style:style>
    <style:style style:name="P12" style:family="paragraph" style:parent-style-name="Heading_20_1">
      <style:paragraph-properties fo:text-align="start" style:justify-single-word="false"/>
      <style:text-properties fo:font-size="12pt" fo:font-weight="normal" officeooo:rsid="000ddcea" officeooo:paragraph-rsid="000e81f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text-align="start" style:justify-single-word="false"/>
      <style:text-properties fo:font-size="12pt" fo:font-weight="normal" officeooo:rsid="000ddcea" officeooo:paragraph-rsid="000f8ea5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text-align="start" style:justify-single-word="false"/>
      <style:text-properties fo:font-size="12pt" fo:font-weight="normal" officeooo:rsid="000ddcea" officeooo:paragraph-rsid="0010d56c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text-align="start" style:justify-single-word="false"/>
      <style:text-properties fo:font-size="12pt" fo:font-weight="normal" officeooo:rsid="0014b344" officeooo:paragraph-rsid="0014b344" style:font-size-asian="12pt" style:font-weight-asian="normal" style:font-size-complex="12pt" style:font-weight-complex="normal"/>
    </style:style>
    <style:style style:name="P16" style:family="paragraph" style:parent-style-name="Heading_20_1">
      <style:paragraph-properties fo:text-align="start" style:justify-single-word="false"/>
      <style:text-properties fo:font-size="12pt" fo:font-weight="normal" officeooo:rsid="0014b344" officeooo:paragraph-rsid="00163c43" style:font-size-asian="12pt" style:font-weight-asian="normal" style:font-size-complex="12pt" style:font-weight-complex="normal"/>
    </style:style>
    <style:style style:name="P17" style:family="paragraph" style:parent-style-name="Heading_20_1">
      <style:paragraph-properties fo:text-align="start" style:justify-single-word="false"/>
      <style:text-properties fo:font-size="12pt" fo:font-weight="normal" officeooo:rsid="00163c43" officeooo:paragraph-rsid="0018e2e5" style:font-size-asian="12pt" style:font-weight-asian="normal" style:font-size-complex="12pt" style:font-weight-complex="normal"/>
    </style:style>
    <style:style style:name="T1" style:family="text">
      <style:text-properties officeooo:rsid="000e81ff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e81ff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8e2e5" style:font-size-asian="12pt" style:font-weight-asian="normal" style:font-size-complex="12pt" style:font-weight-complex="normal"/>
    </style:style>
    <style:style style:name="T5" style:family="text">
      <style:text-properties officeooo:rsid="000f8ea5"/>
    </style:style>
    <style:style style:name="T6" style:family="text">
      <style:text-properties officeooo:rsid="0010d56c"/>
    </style:style>
    <style:style style:name="T7" style:family="text">
      <style:text-properties officeooo:rsid="00163c43"/>
    </style:style>
    <style:style style:name="T8" style:family="text">
      <style:text-properties officeooo:rsid="0017b084"/>
    </style:style>
    <style:style style:name="T9" style:family="text">
      <style:text-properties officeooo:rsid="0018e2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ion légale</text:p>
      <text:p text:style-name="P1"/>
      <text:p text:style-name="P2">L’armure de feu: <text:a xlink:type="simple" xlink:href="https://images.king-jouet.com/6/GU712506_6.jpg" text:style-name="Internet_20_link" text:visited-style-name="Visited_20_Internet_20_Link">https://images.king-jouet.com/6/GU712506_6.jpg</text:a></text:p>
      <text:p text:style-name="P2"/>
      <text:p text:style-name="P3">Trottinette lumineuse : <text:a xlink:type="simple" xlink:href="https://images.king-jouet.com/6/GU705967_6.jpg" text:style-name="Internet_20_link" text:visited-style-name="Visited_20_Internet_20_Link">https://images.king-jouet.com/6/GU705967_6.jpg</text:a></text:p>
      <text:h text:style-name="P11" text:outline-level="1"><text:span text:style-name="T2">Nerf Elite-Pistolet Accustrike Raptorstrike : </text:span><text:a xlink:type="simple" xlink:href="https://images.king-jouet.com/6/GU712236_6.jpg" text:style-name="Internet_20_link" text:visited-style-name="Visited_20_Internet_20_Link"><text:span text:style-name="T3">https://images.king-jouet.com/6/GU712236_6.jpg</text:span></text:a></text:h>
      <text:h text:style-name="P12" text:outline-level="1">Les Tortues Ninja 2-Figurine Articulée 25 cm : <text:a xlink:type="simple" xlink:href="https://images.king-jouet.com/6/GU705257_6.jpg" text:style-name="Internet_20_link" text:visited-style-name="Visited_20_Internet_20_Link"><text:span text:style-name="T1">https://images.king-jouet.com/6/GU705257_6.jpg</text:span></text:a></text:h>
      <text:h text:style-name="P13" text:outline-level="1">Ben 10-Montre Omnitrix Deluxe : <text:a xlink:type="simple" xlink:href="https://images.king-jouet.com/6/GU712394_6.jpg" text:style-name="Internet_20_link" text:visited-style-name="Visited_20_Internet_20_Link"><text:span text:style-name="T5">https://images.king-jouet.com/6/GU712394_6.jpg</text:span></text:a></text:h>
      <text:h text:style-name="P14" text:outline-level="1">Figurine Warhammer Space Marine heavy assault : <text:a xlink:type="simple" xlink:href="https://images.king-jouet.com/6/GU703024_6.jpg" text:style-name="Internet_20_link" text:visited-style-name="Visited_20_Internet_20_Link"><text:span text:style-name="T6">https://images.king-jouet.com/6/GU703024_6.jpg</text:span></text:a></text:h>
      <text:p text:style-name="P6"/>
      <text:p text:style-name="P7">Bumblebee : <text:a xlink:type="simple" xlink:href="https://images.king-jouet.com/6/GU246633_6.jpg" text:style-name="Internet_20_link" text:visited-style-name="Visited_20_Internet_20_Link">https://images.king-jouet.com/6/GU246633_6.jpg</text:a></text:p>
      <text:h text:style-name="P15" text:outline-level="1">Cars 3 - Voiture Flash McQueen interactive : <text:a xlink:type="simple" xlink:href="https://images.king-jouet.com/6/GU703672_6.jpg" text:style-name="Internet_20_link" text:visited-style-name="Visited_20_Internet_20_Link">https://images.king-jouet.com/6/GU703672_6.jpg</text:a></text:h>
      <text:h text:style-name="P15" text:outline-level="1">Kit 3 Vélociraptors et crâne : <text:a xlink:type="simple" xlink:href="https://images.king-jouet.com/6/GU222512_6.jpg" text:style-name="Internet_20_link" text:visited-style-name="Visited_20_Internet_20_Link">https://images.king-jouet.com/6/GU222512_6.jpg</text:a></text:h>
      <text:h text:style-name="P15" text:outline-level="1">Masque sensoriel Spiderman : <text:a xlink:type="simple" xlink:href="https://images.king-jouet.com/6/GU704093_6.jpg" text:style-name="Internet_20_link" text:visited-style-name="Visited_20_Internet_20_Link">https://images.king-jouet.com/6/GU704093_6.jpg</text:a></text:h>
      <text:h text:style-name="P16" text:outline-level="1">Coffret Parallax et Figurines : <text:a xlink:type="simple" xlink:href="https://images.king-jouet.com/6/GU160979_6.jpg" text:style-name="Internet_20_link" text:visited-style-name="Visited_20_Internet_20_Link"><text:span text:style-name="T7">https://images.king-jouet.com/6/GU160979_6.jpg</text:span></text:a></text:h>
      <text:p text:style-name="P9">Pac man : <text:a xlink:type="simple" xlink:href="https://images.king-jouet.com/6/GU214251_6.jpg" text:style-name="Internet_20_link" text:visited-style-name="Visited_20_Internet_20_Link"><text:span text:style-name="T8">https://images.king-jouet.com/6/GU214251_6.jpg</text:span></text:a></text:p>
      <text:h text:style-name="P17" text:outline-level="1">Coffret 2 Minis Figurines Scooby-Doo : <text:a xlink:type="simple" xlink:href="https://images.king-jouet.com/6/GU236813_6.jpg" text:style-name="Internet_20_link" text:visited-style-name="Visited_20_Internet_20_Link"><text:span text:style-name="T9">https://images.king-jouet.com/6/GU236813_6.jpg</text:span></text:a></text:h>
      <text:h text:style-name="P17" text:outline-level="1">Figurine Dory : <text:a xlink:type="simple" xlink:href="https://images.king-jouet.com/6/GU304028_6.jpg" text:style-name="Internet_20_link" text:visited-style-name="Visited_20_Internet_20_Link"><text:span text:style-name="T9">https://images.king-jouet.com/6/GU304028_6.jpg</text:span></text:a></text:h>
      <text:p text:style-name="P4"><text:span text:style-name="T4">F</text:span><text:span text:style-name="T2">eulion : https://images.king-jouet.com/6/GU605141_6.jpg</text:span></text:p>
      <text:p text:style-name="P10"/>
      <text:p text:style-name="P8"/>
      <text:p text:style-name="P8"/>
      <text:p text:style-name="P8"/>
      <text:p text:style-name="P8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39:07.431777388</meta:creation-date>
    <dc:date>2018-01-08T12:26:42.751780201</dc:date>
    <meta:editing-duration>PT24M3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7" meta:character-count="1142" meta:non-whitespace-character-count="1071"/>
  </office:meta>
</office:document-meta>
</file>